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8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4">
      <style:text-properties fo:font-weight="normal" style:font-weight-asian="normal" style:font-weight-complex="normal"/>
    </style:style>
    <style:style style:name="P11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text-properties style:text-underline-style="none" fo:font-weight="bold" style:font-weight-asian="bold" style:font-weight-complex="bold"/>
    </style:style>
    <style:style style:name="P14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15" style:family="paragraph" style:parent-style-name="Standard" style:list-style-name="L5"/>
    <style:style style:name="P16" style:family="paragraph" style:parent-style-name="Standard" style:list-style-name="L8"/>
    <style:style style:name="P17" style:family="paragraph" style:parent-style-name="Standard" style:list-style-name="L9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unes 5 de Julio de 2010</text:h>
      <text:p text:style-name="Standard"/>
      <text:list xml:id="list1565651432" text:style-name="L1">
        <text:list-item>
          <text:p text:style-name="P2">Lógica</text:p>
          <text:p text:style-name="P2"/>
          <text:list>
            <text:list-item>
              <text:p text:style-name="P3">Estructura del conocimiento</text:p>
            </text:list-item>
          </text:list>
        </text:list-item>
      </text:list>
      <text:p text:style-name="Standard"/>
      <text:list xml:id="list1057014728" text:style-name="L2">
        <text:list-item>
          <text:p text:style-name="P6">Cualquier tipo de conocimiento tiene siempre la misma estructura → algo que es fundamental</text:p>
          <text:list>
            <text:list-item>
              <text:p text:style-name="P6">Analogía con la construcción de un edificio</text:p>
            </text:list-item>
          </text:list>
        </text:list-item>
      </text:list>
      <text:p text:style-name="Standard"/>
      <text:list xml:id="list1600295436" text:continue-list="list1565651432" text:style-name="L1">
        <text:list-item>
          <text:list>
            <text:list-item>
              <text:p text:style-name="P3">El concepto</text:p>
              <text:p text:style-name="P3"/>
            </text:list-item>
          </text:list>
        </text:list-item>
      </text:list>
      <text:list xml:id="list1559901720" text:style-name="L3">
        <text:list-item>
          <text:list>
            <text:list-item>
              <text:p text:style-name="P8">Del verbo concebir → engendrar</text:p>
            </text:list-item>
            <text:list-item>
              <text:p text:style-name="P8">Engendrar ideas</text:p>
            </text:list-item>
            <text:list-item>
              <text:p text:style-name="P8">Engendrado en la mente y se da a luz mediante una idea</text:p>
            </text:list-item>
          </text:list>
        </text:list-item>
      </text:list>
      <text:p text:style-name="P7"/>
      <text:list xml:id="list1993599194" text:continue-list="list1057014728" text:style-name="L2">
        <text:list-item>
          <text:p text:style-name="P4">Definición:</text:p>
          <text:list>
            <text:list-item>
              <text:p text:style-name="P9">Tratar de dar un concepto</text:p>
            </text:list-item>
            <text:list-item>
              <text:p text:style-name="P9">Tarea muy difícil dar un concepto tal que sea único y exclusivamente para esa idea</text:p>
              <text:list>
                <text:list-item>
                  <text:p text:style-name="P9">Ejemplo: Todo mundo conoce un pupitre, pero ¿Qué es un pupitre?</text:p>
                  <text:p text:style-name="P9"/>
                </text:list-item>
              </text:list>
            </text:list-item>
          </text:list>
        </text:list-item>
      </text:list>
      <text:list xml:id="list673689144" text:continue-list="list1600295436" text:style-name="L1">
        <text:list-item>
          <text:list>
            <text:list-item>
              <text:p text:style-name="P3">Juicio</text:p>
            </text:list-item>
          </text:list>
        </text:list-item>
      </text:list>
      <text:p text:style-name="P1"/>
      <text:list xml:id="list2092785094" text:style-name="L4">
        <text:list-item>
          <text:list>
            <text:list-item>
              <text:p text:style-name="P10">La unión de 2 o más conceptos afirmados o negados</text:p>
            </text:list-item>
            <text:list-item>
              <text:p text:style-name="P10">Ejemplo:</text:p>
              <text:list>
                <text:list-item>
                  <text:p text:style-name="P10">Si uno tiene el concepto de pizarrón y el concepto de blanco, unidos mediante una afirmación: <text:span text:style-name="T1">El pizarrón es blanco.</text:span></text:p>
                </text:list-item>
              </text:list>
            </text:list-item>
            <text:list-item>
              <text:p text:style-name="P10"><text:span text:style-name="T2">Los juicios SIEMPRE son </text:span><text:span text:style-name="T3">VERDADEROS</text:span><text:span text:style-name="T2"> o </text:span><text:span text:style-name="T3">FALSOS</text:span><text:span text:style-name="T2"> (no válidos ni inválidos)</text:span></text:p>
            </text:list-item>
            <text:list-item>
              <text:p text:style-name="P11">Verdadero → lo que tengo en mi mente coincide con lo que existe en la realidad, siempre y cuando el concepto que se tenga en la mente no sea erróneo</text:p>
            </text:list-item>
          </text:list>
        </text:list-item>
      </text:list>
      <text:p text:style-name="P1"/>
      <text:list xml:id="list618494084" text:continue-list="list673689144" text:style-name="L1">
        <text:list-item>
          <text:list>
            <text:list-item>
              <text:p text:style-name="P14">Argumento / Razonamiento / Silogismos</text:p>
            </text:list-item>
          </text:list>
        </text:list-item>
      </text:list>
      <text:p text:style-name="P13"/>
      <text:list xml:id="list819567112" text:continue-list="list1993599194" text:style-name="L2">
        <text:list-item>
          <text:list>
            <text:list-item>
              <text:p text:style-name="P12">La unión de 2 o más juicios de los cuales se saca una conclusión</text:p>
            </text:list-item>
            <text:list-item>
              <text:p text:style-name="P12">Ejemplo:</text:p>
              <text:list>
                <text:list-item>
                  <text:p text:style-name="P12">Todas las personas son mortales. (juicio verdadero)</text:p>
                </text:list-item>
                <text:list-item>
                  <text:p text:style-name="P12">Juan es una persona (juicio verdadero)</text:p>
                </text:list-item>
                <text:list-item>
                  <text:p text:style-name="P12">Por lo tanto, Juan es mortal. (es un argumento válido que se convierte en un juicio verdadero)</text:p>
                </text:list-item>
              </text:list>
            </text:list-item>
            <text:list-item>
              <text:p text:style-name="P9"><text:span text:style-name="T2">Los argumentos SIEMPRE son </text:span><text:span text:style-name="T3">VÁLIDOS</text:span><text:span text:style-name="T2"> o </text:span><text:span text:style-name="T3">INVÁLIDOS.</text:span></text:p>
              <text:list>
                <text:list-item>
                  <text:p text:style-name="P6">Válido → de acuerdo a unas leyes determinadas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Lunes 12 de Julio de 2010</text:h>
      <text:p text:style-name="Text_20_body"/>
      <text:p text:style-name="Standard"/>
      <text:list xml:id="list29185908" text:style-name="L8">
        <text:list-item>
          <text:p text:style-name="P5">Funciones del lenguaje</text:p>
          <text:p text:style-name="P16"/>
          <text:list>
            <text:list-item>
              <text:p text:style-name="P16">Función explicativa: se realiza cuando afirmamos o negaos algo</text:p>
              <text:list>
                <text:list-item>
                  <text:p text:style-name="P16">puede haber verdad o falsedad</text:p>
                </text:list-item>
              </text:list>
            </text:list-item>
            <text:list-item>
              <text:p text:style-name="P16">función direcdtiva: cuando mandamos o prohibimos algo</text:p>
              <text:list>
                <text:list-item>
                  <text:p text:style-name="P16">no se puede decir que sea falsa o verdadera</text:p>
                </text:list-item>
              </text:list>
            </text:list-item>
            <text:list-item>
              <text:p text:style-name="P16">función expresiva: expresa un sentimiento</text:p>
              <text:list>
                <text:list-item>
                  <text:p text:style-name="P16">no se puede decir que sea verdadera o falsa</text:p>
                </text:list-item>
              </text:list>
            </text:list-item>
            <text:list-item>
              <text:p text:style-name="P16">función mixta: compuesta por la mezcla de las anteriores<text:tab/></text:p>
              <text:list>
                <text:list-item>
                  <text:p text:style-name="P16">ej: Ayer ganó España, ¡que alegría! Muchá, vamos a celebrar.</text:p>
                </text:list-item>
              </text:list>
            </text:list-item>
          </text:list>
        </text:list-item>
      </text:list>
      <text:list xml:id="list524871377" text:style-name="L9">
        <text:list-header>
          <text:p text:style-name="P17"/>
        </text:list-header>
        <text:list-item>
          <text:p text:style-name="P17"><text:span text:style-name="T5">Falacia</text:span></text:p>
          <text:list>
            <text:list-header>
              <text:p text:style-name="P17"><text:span text:style-name="T5"/></text:p>
            </text:list-header>
            <text:list-item>
              <text:p text:style-name="P17">Es un argumento inválido que parece válido debido a la fuerza psicológica que lo acompaña</text:p>
              <text:list>
                <text:list-item>
                  <text:p text:style-name="P17">ej. de fuerza psicológica - miedo</text:p>
                </text:list-item>
              </text:list>
            </text:list-item>
          </text:list>
        </text:list-item>
      </text:list>
      <text:list xml:id="list1107439488" text:continue-list="list618494084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ín </meta:initial-creator>
    <meta:creation-date>2010-07-05T22:53:59</meta:creation-date>
    <dc:date>2010-07-19T00:18:45</dc:date>
    <dc:creator>Martín Guzmán</dc:creator>
    <meta:editing-duration>PT00H26M26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2" meta:paragraph-count="40" meta:word-count="354" meta:character-count="1868"/>
  </office:meta>
</office:document-meta>
</file>